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b0d" officeooo:paragraph-rsid="0001a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 продук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0:36:37.164000000</meta:creation-date>
    <dc:date>2020-11-06T10:37:00.824000000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Neat_Office/6.2.8.2$Windows_x86 LibreOffice_project/</meta:generator>
  </office:meta>
</office:document-meta>
</file>